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5pt" officeooo:rsid="00153228" officeooo:paragraph-rsid="00153228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font-size="25pt" officeooo:rsid="00153228" officeooo:paragraph-rsid="00153228" style:font-size-asian="21.8500003814697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53228" officeooo:paragraph-rsid="0015322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3228" officeooo:paragraph-rsid="0015322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3228" officeooo:paragraph-rsid="0016a9f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3228" officeooo:paragraph-rsid="0015322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a9f8" officeooo:paragraph-rsid="0016a9f8" style:font-size-asian="10.5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officeooo:rsid="00153228" officeooo:paragraph-rsid="0016a9f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6a9f8" officeooo:paragraph-rsid="0016a9f8" style:font-size-asian="10.5pt" style:font-size-complex="12pt"/>
    </style:style>
    <style:style style:name="T1" style:family="text">
      <style:text-properties officeooo:rsid="0016a9f8"/>
    </style:style>
    <style:style style:name="T2" style:family="text">
      <style:text-properties officeooo:rsid="0018694a"/>
    </style:style>
    <style:style style:name="T3" style:family="text">
      <style:text-properties officeooo:rsid="0019a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ENGRENAGES</text:p>
      <text:p text:style-name="P3"/>
      <text:p text:style-name="P3"/>
      <text:p text:style-name="P4">Alexandre Moine et Aurélien Piroul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ntroduction, présentation du projet :</text:p>
      <text:p text:style-name="P5"/>
      <text:p text:style-name="P7"><text:tab/>Nous avons choisi de programmer un logiciel de chat en ligne décentralisé. L'objectif est de permettre à n'importe quel utilisateur de se connecter à un autre utilisateur, puis à tout le réseau. Ainsi, même si une connexion se perd, l'ensemble du système reste viable.</text:p>
      <text:p text:style-name="P7">Il s'agira donc de coder un programme robuste, capable de prendre en charge des échanges de messages sur le réseau.</text:p>
      <text:p text:style-name="P9"><text:span text:style-name="T1">Cahier des charges</text:span> :</text:p>
      <text:p text:style-name="P6"/>
      <text:p text:style-name="P8">Le logiciel devra être capable :</text:p>
      <text:p text:style-name="P8">- De créer un serveur, qui attende les connections</text:p>
      <text:p text:style-name="P8">- De créer un client, capable de se connecter</text:p>
      <text:p text:style-name="P8">- D’afficher une interface graphique, <text:span text:style-name="T2">contenant elle-même plusieurs éléments :</text:span></text:p>
      <text:p text:style-name="P8"><text:tab/>- <text:span text:style-name="T2">La liste des messages reçus et envoyés</text:span></text:p>
      <text:p text:style-name="P8"><text:tab/>- <text:span text:style-name="T2">La liste des personnes connectées au réseau</text:span></text:p>
      <text:p text:style-name="P8"><text:tab/>- <text:span text:style-name="T2">Une zone pour écrire et envoyer des messages</text:span></text:p>
      <text:p text:style-name="P8"><text:tab/>- <text:span text:style-name="T3">Un bouton pour se déconnecte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oine</meta:initial-creator>
    <meta:creation-date>2016-02-05T19:24:52.148484201</meta:creation-date>
    <dc:date>2016-02-15T18:23:41.708742924</dc:date>
    <dc:creator>Alexandre Moine</dc:creator>
    <meta:editing-duration>PT14M46S</meta:editing-duration>
    <meta:editing-cycles>4</meta:editing-cycles>
    <meta:generator>LibreOffice/5.0.5.2$Linux_X86_64 LibreOffice_project/00$Build-2</meta:generator>
    <meta:document-statistic meta:table-count="0" meta:image-count="0" meta:object-count="0" meta:page-count="3" meta:paragraph-count="14" meta:word-count="144" meta:character-count="859" meta:non-whitespace-character-count="724"/>
  </office:meta>
</office:document-meta>
</file>